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b36f"/>
    </style:style>
    <style:style style:name="P2" style:family="paragraph" style:parent-style-name="Standard">
      <style:text-properties officeooo:paragraph-rsid="0016d730"/>
    </style:style>
    <style:style style:name="P3" style:family="paragraph" style:parent-style-name="Standard">
      <style:text-properties style:use-window-font-color="true" style:font-name="Liberation Serif" fo:font-size="12pt" fo:font-weight="normal" officeooo:paragraph-rsid="0016e381" fo:background-color="transparent"/>
    </style:style>
    <style:style style:name="P4" style:family="paragraph" style:parent-style-name="Standard">
      <style:text-properties style:use-window-font-color="true" style:font-name="Liberation Serif" fo:font-size="12pt" fo:font-weight="normal" officeooo:paragraph-rsid="001f3138" fo:background-color="transparent" style:font-weight-asian="normal" style:font-weight-complex="normal"/>
    </style:style>
    <style:style style:name="P5" style:family="paragraph" style:parent-style-name="Standard">
      <style:text-properties style:use-window-font-color="true" style:font-name="Liberation Serif" fo:font-size="12pt" fo:font-weight="normal" officeooo:paragraph-rsid="00302787" fo:background-color="transparent" style:font-weight-asian="normal" style:font-weight-complex="normal"/>
    </style:style>
    <style:style style:name="P6" style:family="paragraph" style:parent-style-name="Standard">
      <style:text-properties style:use-window-font-color="true" style:font-name="Liberation Serif" fo:font-size="12pt" fo:font-weight="bold" officeooo:paragraph-rsid="001f3138" fo:background-color="transparent" style:font-weight-asian="bold" style:font-weight-complex="bold"/>
    </style:style>
    <style:style style:name="P7" style:family="paragraph" style:parent-style-name="Standard">
      <style:text-properties fo:font-size="14pt" fo:font-style="italic" fo:font-weight="bold" officeooo:rsid="0018ba5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text-properties fo:font-style="normal" officeooo:rsid="00128d8c" officeooo:paragraph-rsid="000db36f" style:font-style-asian="normal" style:font-style-complex="normal"/>
    </style:style>
    <style:style style:name="P9" style:family="paragraph" style:parent-style-name="Standard">
      <style:text-properties officeooo:paragraph-rsid="000db36f"/>
    </style:style>
    <style:style style:name="P10" style:family="paragraph" style:parent-style-name="Standard">
      <style:text-properties style:use-window-font-color="true" style:font-name="Liberation Serif" fo:font-size="12pt" fo:font-weight="bold" officeooo:paragraph-rsid="001f3138" fo:background-color="transparent" style:font-weight-asian="bold" style:font-weight-complex="bold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270436" style:font-style-asian="normal" style:font-style-complex="normal"/>
    </style:style>
    <style:style style:name="T5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2efcc1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fo:font-weight="bold" officeooo:rsid="0033f3df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color="#2a6099" fo:font-style="normal" officeooo:rsid="001a9dbf" style:font-style-asian="normal" style:font-style-complex="normal"/>
    </style:style>
    <style:style style:name="T10" style:family="text">
      <style:text-properties fo:font-style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e1e1e6" style:font-name="Droid Sans Mono" fo:font-weight="normal"/>
    </style:style>
    <style:style style:name="T13" style:family="text">
      <style:text-properties fo:color="#e1e1e6" style:font-name="Droid Sans Mono" fo:font-weight="normal" fo:background-color="#191622" loext:char-shading-value="0"/>
    </style:style>
    <style:style style:name="T14" style:family="text">
      <style:text-properties style:font-name="Droid Sans Mono" fo:font-weight="normal"/>
    </style:style>
    <style:style style:name="T15" style:family="text">
      <style:text-properties fo:font-weight="normal"/>
    </style:style>
    <style:style style:name="T16" style:family="text">
      <style:text-properties fo:font-weight="normal" officeooo:rsid="003532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Softex: </text:span><text:span text:style-name="T6">Módulo 0</text:span><text:span text:style-name="T8">4</text:span><text:span text:style-name="T6"> - </text:span><text:span text:style-name="T5">Atividade 0</text:span><text:span text:style-name="T8">1</text:span></text:p>
      <text:p text:style-name="P7"/>
      <text:p text:style-name="P1">Classifique dois objetos materiais e dois abstratos. Insira, no mínimo, três métodos e três atributos para cada.</text:p>
      <text:p text:style-name="P8"/>
      <text:p text:style-name="P2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ithub</text:span></text:a><text:a xlink:type="simple" xlink:href="https://github.com/WandeilsonFerreira/Softex" text:style-name="Internet_20_link" text:visited-style-name="Visited_20_Internet_20_Link"><text:span text:style-name="T9">.</text:span></text:a></text:p>
      <text:p text:style-name="P3"/>
      <text:p text:style-name="P10"><text:span text:style-name="T15">Ob</text:span><text:span text:style-name="T16">jetos</text:span><text:span text:style-name="T15"> Mat</text:span><text:span text:style-name="T16">é</text:span><text:span text:style-name="T15">ria</text:span><text:span text:style-name="T16">i</text:span><text:span text:style-name="T15">s:</text:span></text:p>
      <text:p text:style-name="P10"><text:span text:style-name="T15">================</text:span></text:p>
      <text:p text:style-name="P10"><text:span text:style-name="T15">Pessoa <text:s text:c="3"/></text:span></text:p>
      <text:p text:style-name="P10"><text:span text:style-name="T15">------------</text:span></text:p>
      <text:p text:style-name="P10"><text:span text:style-name="T15">Nome: caracter</text:span></text:p>
      <text:p text:style-name="P10"><text:span text:style-name="T15">Endereço: caracter</text:span></text:p>
      <text:p text:style-name="P10"><text:span text:style-name="T15">Idade: inteiro</text:span></text:p>
      <text:p text:style-name="P10"><text:span text:style-name="T15">Altura: real</text:span></text:p>
      <text:p text:style-name="P10"><text:span text:style-name="T15">------------</text:span></text:p>
      <text:p text:style-name="P10"><text:span text:style-name="T15">Registrar()</text:span></text:p>
      <text:p text:style-name="P10"><text:span text:style-name="T15">Matricula()</text:span></text:p>
      <text:p text:style-name="P10"><text:span text:style-name="T15">CalcularIdade()</text:span></text:p>
      <text:p text:style-name="P10"><text:span text:style-name="T15"/></text:p>
      <text:p text:style-name="P10"><text:span text:style-name="T15">================</text:span></text:p>
      <text:p text:style-name="P10"><text:span text:style-name="T15">Carro</text:span></text:p>
      <text:p text:style-name="P10"><text:span text:style-name="T15">-----------</text:span></text:p>
      <text:p text:style-name="P10"><text:span text:style-name="T15">Marca:caracter</text:span></text:p>
      <text:p text:style-name="P10"><text:span text:style-name="T15">Modelo: caracter</text:span></text:p>
      <text:p text:style-name="P10"><text:span text:style-name="T15">AnoFabricação: inteiro</text:span></text:p>
      <text:p text:style-name="P10"><text:span text:style-name="T15">Placa: caracter</text:span></text:p>
      <text:p text:style-name="P10"><text:span text:style-name="T15">-----------</text:span></text:p>
      <text:p text:style-name="P10"><text:span text:style-name="T15">ligar()</text:span></text:p>
      <text:p text:style-name="P10"><text:span text:style-name="T15">anar()</text:span></text:p>
      <text:p text:style-name="P10"><text:span text:style-name="T15">abstecer()</text:span></text:p>
      <text:p text:style-name="P10"><text:span text:style-name="T15"/></text:p>
      <text:p text:style-name="P10"><text:span text:style-name="T15"><text:s/></text:span></text:p>
      <text:p text:style-name="P10"><text:span text:style-name="T15"/></text:p>
      <text:p text:style-name="P10"><text:span text:style-name="T15">Objetos abstratos: </text:span></text:p>
      <text:p text:style-name="P10"><text:span text:style-name="T15">================</text:span></text:p>
      <text:p text:style-name="P10"><text:span text:style-name="T15">Conta</text:span></text:p>
      <text:p text:style-name="P10"><text:span text:style-name="T15">-----------</text:span></text:p>
      <text:p text:style-name="P10"><text:span text:style-name="T15">titular: caracter</text:span></text:p>
      <text:p text:style-name="P10"><text:span text:style-name="T15">numero: real</text:span></text:p>
      <text:p text:style-name="P10"><text:span text:style-name="T15">saldo: real</text:span></text:p>
      <text:p text:style-name="P10"><text:span text:style-name="T15">limite: real</text:span></text:p>
      <text:p text:style-name="P10"><text:span text:style-name="T15">----------</text:span></text:p>
      <text:p text:style-name="P10"><text:span text:style-name="T15">saldo()</text:span></text:p>
      <text:p text:style-name="P10"><text:span text:style-name="T15">sacar()</text:span></text:p>
      <text:p text:style-name="P10"><text:span text:style-name="T15">depositar()</text:span></text:p>
      <text:p text:style-name="P10"><text:span text:style-name="T15">transferir()</text:span></text:p>
      <text:p text:style-name="P10"><text:span text:style-name="T15"/></text:p>
      <text:p text:style-name="P10"><text:span text:style-name="T15">=================</text:span></text:p>
      <text:p text:style-name="P10"><text:span text:style-name="T15">reservarArmamento</text:span></text:p>
      <text:p text:style-name="P10"><text:span text:style-name="T15">nome: caracter</text:span></text:p>
      <text:p text:style-name="P10"><text:span text:style-name="T15">data: caracter</text:span></text:p>
      <text:p text:style-name="P10"><text:soft-page-break/><text:span text:style-name="T15">arma: caracter</text:span></text:p>
      <text:p text:style-name="P10"><text:span text:style-name="T15">numeroSerie: inteiro</text:span></text:p>
      <text:p text:style-name="P10"><text:span text:style-name="T15">manutenção: logico</text:span></text:p>
      <text:p text:style-name="P10"><text:span text:style-name="T15">----------------</text:span></text:p>
      <text:p text:style-name="P10"><text:span text:style-name="T15">armar()</text:span></text:p>
      <text:p text:style-name="P10"><text:span text:style-name="T15">desarmar()</text:span></text:p>
      <text:p text:style-name="P10"><text:span text:style-name="T15">manutençao(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08:50:57.985033801</meta:creation-date>
    <dc:date>2022-08-11T12:02:37.027089351</dc:date>
    <meta:editing-duration>PT8H20M29S</meta:editing-duration>
    <meta:editing-cycles>31</meta:editing-cycles>
    <meta:generator>LibreOffice/6.4.7.2$Linux_X86_64 LibreOffice_project/40$Build-2</meta:generator>
    <meta:document-statistic meta:table-count="0" meta:image-count="0" meta:object-count="0" meta:page-count="2" meta:paragraph-count="51" meta:word-count="92" meta:character-count="780" meta:non-whitespace-character-count="732"/>
  </office:meta>
</office:document-meta>
</file>